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d0de" officeooo:paragraph-rsid="0016d0de"/>
    </style:style>
    <style:style style:name="P2" style:family="paragraph" style:parent-style-name="Standard">
      <style:text-properties officeooo:rsid="00193780" officeooo:paragraph-rsid="00193780"/>
    </style:style>
    <style:style style:name="P3" style:family="paragraph" style:parent-style-name="Standard">
      <style:text-properties officeooo:rsid="0019bd20" officeooo:paragraph-rsid="0019bd20"/>
    </style:style>
    <style:style style:name="P4" style:family="paragraph" style:parent-style-name="Standard">
      <style:text-properties officeooo:rsid="001c3137" officeooo:paragraph-rsid="001c3137"/>
    </style:style>
    <style:style style:name="P5" style:family="paragraph" style:parent-style-name="Standard">
      <style:text-properties officeooo:rsid="001f693c" officeooo:paragraph-rsid="001f693c"/>
    </style:style>
    <style:style style:name="P6" style:family="paragraph" style:parent-style-name="Standard">
      <style:text-properties officeooo:rsid="00211a35" officeooo:paragraph-rsid="00211a35"/>
    </style:style>
    <style:style style:name="P7" style:family="paragraph" style:parent-style-name="Standard">
      <style:text-properties officeooo:rsid="00223c77" officeooo:paragraph-rsid="00223c77"/>
    </style:style>
    <style:style style:name="P8" style:family="paragraph" style:parent-style-name="Standard">
      <style:text-properties officeooo:rsid="002336c0" officeooo:paragraph-rsid="002336c0"/>
    </style:style>
    <style:style style:name="P9" style:family="paragraph" style:parent-style-name="Standard">
      <style:text-properties officeooo:rsid="00235fbf" officeooo:paragraph-rsid="00235fbf"/>
    </style:style>
    <style:style style:name="P10" style:family="paragraph" style:parent-style-name="Standard">
      <style:text-properties officeooo:rsid="0024f581" officeooo:paragraph-rsid="0024f581"/>
    </style:style>
    <style:style style:name="P11" style:family="paragraph" style:parent-style-name="Standard">
      <style:text-properties officeooo:rsid="0026409d" officeooo:paragraph-rsid="0026409d"/>
    </style:style>
    <style:style style:name="P12" style:family="paragraph" style:parent-style-name="Standard">
      <style:text-properties officeooo:rsid="00281b9f" officeooo:paragraph-rsid="00281b9f"/>
    </style:style>
    <style:style style:name="P13" style:family="paragraph" style:parent-style-name="Standard">
      <style:text-properties officeooo:rsid="00284ea8" officeooo:paragraph-rsid="00284ea8"/>
    </style:style>
    <style:style style:name="P14" style:family="paragraph" style:parent-style-name="Standard">
      <style:text-properties officeooo:rsid="002bac99" officeooo:paragraph-rsid="002bac99"/>
    </style:style>
    <style:style style:name="P15" style:family="paragraph" style:parent-style-name="Standard">
      <style:text-properties officeooo:rsid="002bac99" officeooo:paragraph-rsid="002bb3f3"/>
    </style:style>
    <style:style style:name="P16" style:family="paragraph" style:parent-style-name="Standard">
      <style:text-properties officeooo:rsid="002bfb81" officeooo:paragraph-rsid="002bfb81"/>
    </style:style>
    <style:style style:name="P17" style:family="paragraph" style:parent-style-name="Standard">
      <style:text-properties officeooo:rsid="00304866" officeooo:paragraph-rsid="00304866"/>
    </style:style>
    <style:style style:name="P18" style:family="paragraph" style:parent-style-name="Standard">
      <style:text-properties officeooo:rsid="002bb3f3" officeooo:paragraph-rsid="002ddf1b"/>
    </style:style>
    <style:style style:name="P19" style:family="paragraph" style:parent-style-name="Standard">
      <style:text-properties officeooo:rsid="00304866" officeooo:paragraph-rsid="00304866"/>
    </style:style>
    <style:style style:name="P20" style:family="paragraph" style:parent-style-name="Standard">
      <style:text-properties officeooo:rsid="003213e4" officeooo:paragraph-rsid="003213e4"/>
    </style:style>
    <style:style style:name="P21" style:family="paragraph" style:parent-style-name="Standard">
      <style:text-properties officeooo:rsid="0030e687" officeooo:paragraph-rsid="0030e687"/>
    </style:style>
    <style:style style:name="P22" style:family="paragraph" style:parent-style-name="Standard">
      <style:text-properties officeooo:rsid="00334a16" officeooo:paragraph-rsid="0034f5bf"/>
    </style:style>
    <style:style style:name="P23" style:family="paragraph" style:parent-style-name="Standard">
      <style:text-properties officeooo:rsid="0034f5bf" officeooo:paragraph-rsid="0034f5bf"/>
    </style:style>
    <style:style style:name="P24" style:family="paragraph" style:parent-style-name="Standard">
      <style:text-properties officeooo:rsid="0035675f" officeooo:paragraph-rsid="0035675f"/>
    </style:style>
    <style:style style:name="P25" style:family="paragraph" style:parent-style-name="Standard">
      <style:text-properties officeooo:rsid="00366148" officeooo:paragraph-rsid="00366148"/>
    </style:style>
    <style:style style:name="P26" style:family="paragraph" style:parent-style-name="Standard">
      <style:text-properties officeooo:rsid="0036c3bd" officeooo:paragraph-rsid="0036c3bd"/>
    </style:style>
    <style:style style:name="P27" style:family="paragraph" style:parent-style-name="Standard">
      <style:text-properties officeooo:rsid="00378e47" officeooo:paragraph-rsid="00378e47"/>
    </style:style>
    <style:style style:name="P28" style:family="paragraph" style:parent-style-name="Standard">
      <style:text-properties officeooo:rsid="00382266" officeooo:paragraph-rsid="00382266"/>
    </style:style>
    <style:style style:name="P29" style:family="paragraph" style:parent-style-name="Standard">
      <style:text-properties officeooo:rsid="0039a6c8" officeooo:paragraph-rsid="0039a6c8"/>
    </style:style>
    <style:style style:name="P30" style:family="paragraph" style:parent-style-name="Standard">
      <style:text-properties officeooo:rsid="0039a6c8" officeooo:paragraph-rsid="003a2986"/>
    </style:style>
    <style:style style:name="P31" style:family="paragraph" style:parent-style-name="Standard">
      <style:text-properties officeooo:rsid="0039a6c8" officeooo:paragraph-rsid="003ba905"/>
    </style:style>
    <style:style style:name="P32" style:family="paragraph" style:parent-style-name="Standard">
      <style:text-properties officeooo:rsid="003ea790" officeooo:paragraph-rsid="003ea790"/>
    </style:style>
    <style:style style:name="P33" style:family="paragraph" style:parent-style-name="Standard">
      <style:text-properties officeooo:rsid="003ed8a1" officeooo:paragraph-rsid="003ed8a1"/>
    </style:style>
    <style:style style:name="P34" style:family="paragraph" style:parent-style-name="Standard">
      <style:text-properties officeooo:rsid="003f5ddf" officeooo:paragraph-rsid="003f5ddf"/>
    </style:style>
    <style:style style:name="P35" style:family="paragraph" style:parent-style-name="Standard">
      <style:text-properties officeooo:rsid="00401f10" officeooo:paragraph-rsid="00401f10"/>
    </style:style>
    <style:style style:name="P36" style:family="paragraph" style:parent-style-name="Standard">
      <style:text-properties officeooo:rsid="0041a2fa" officeooo:paragraph-rsid="0041a2fa"/>
    </style:style>
    <style:style style:name="P37" style:family="paragraph" style:parent-style-name="Standard">
      <style:text-properties officeooo:rsid="0041fea5" officeooo:paragraph-rsid="0041fea5"/>
    </style:style>
    <style:style style:name="P38" style:family="paragraph" style:parent-style-name="Standard">
      <style:text-properties officeooo:rsid="0043c235" officeooo:paragraph-rsid="0043c235"/>
    </style:style>
    <style:style style:name="P39" style:family="paragraph" style:parent-style-name="Standard">
      <style:text-properties officeooo:rsid="004542eb" officeooo:paragraph-rsid="004542eb"/>
    </style:style>
    <style:style style:name="P40" style:family="paragraph" style:parent-style-name="Standard">
      <style:text-properties officeooo:rsid="00455377" officeooo:paragraph-rsid="00455377"/>
    </style:style>
    <style:style style:name="P41" style:family="paragraph" style:parent-style-name="Standard">
      <style:text-properties officeooo:rsid="0045e0f7" officeooo:paragraph-rsid="0045e0f7"/>
    </style:style>
    <style:style style:name="P42" style:family="paragraph" style:parent-style-name="Standard">
      <style:text-properties officeooo:rsid="0047c4a2" officeooo:paragraph-rsid="0047c4a2"/>
    </style:style>
    <style:style style:name="T1" style:family="text">
      <style:text-properties officeooo:rsid="00181ded"/>
    </style:style>
    <style:style style:name="T2" style:family="text">
      <style:text-properties officeooo:rsid="0019bd20"/>
    </style:style>
    <style:style style:name="T3" style:family="text">
      <style:text-properties officeooo:rsid="001c3137"/>
    </style:style>
    <style:style style:name="T4" style:family="text">
      <style:text-properties officeooo:rsid="001d7a77"/>
    </style:style>
    <style:style style:name="T5" style:family="text">
      <style:text-properties officeooo:rsid="001f693c"/>
    </style:style>
    <style:style style:name="T6" style:family="text">
      <style:text-properties officeooo:rsid="0024f581"/>
    </style:style>
    <style:style style:name="T7" style:family="text">
      <style:text-properties officeooo:rsid="002e66b3"/>
    </style:style>
    <style:style style:name="T8" style:family="text">
      <style:text-properties officeooo:rsid="0034f5bf"/>
    </style:style>
    <style:style style:name="T9" style:family="text">
      <style:text-properties officeooo:rsid="003cc75c"/>
    </style:style>
    <style:style style:name="T10" style:family="text">
      <style:text-properties officeooo:rsid="003d391e"/>
    </style:style>
    <style:style style:name="T11" style:family="text">
      <style:text-properties style:text-position="super 58%"/>
    </style:style>
    <style:style style:name="T12" style:family="text">
      <style:text-properties style:text-position="super 58%" officeooo:rsid="0041fea5"/>
    </style:style>
    <style:style style:name="T13" style:family="text">
      <style:text-properties style:text-position="0% 100%"/>
    </style:style>
    <style:style style:name="T14" style:family="text">
      <style:text-properties officeooo:rsid="0041fea5"/>
    </style:style>
    <style:style style:name="T15" style:family="text">
      <style:text-properties officeooo:rsid="0043c2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 everybody, my name is LE Van Linh.</text:p>
      <text:p text:style-name="P1">Today, I am very pleasured to present our works about predicting the landmarks on beetle pronotum.</text:p>
      <text:p text:style-name="P1">This is a collaborative-research with Marie, <text:span text:style-name="T1">Akka, who are my supervisors at LaBRI, Bordeaux University; and, Nicolas, a collaborative-researcher in France, he is working at INRA Rennes.</text:span></text:p>
      <text:p text:style-name="P1"/>
      <text:p text:style-name="P2">Slide <text:span text:style-name="T4">1</text:span></text:p>
      <text:p text:style-name="P2">In the research, we study the interaction between the evolution of insect with the environment based on the morphometry characteristic for examples shape, size, landmarks.</text:p>
      <text:p text:style-name="P2">As a collaboration with the biologists, in this study, we have chosen landmarks to do that.</text:p>
      <text:p text:style-name="P2">Landmark is a kind of point of interest. <text:span text:style-name="T2">It contains the information about ….</text:span></text:p>
      <text:p text:style-name="P3">for example, the intersection of veins on fly wings, the corner of beetle’s pronotum.</text:p>
      <text:p text:style-name="P3"/>
      <text:p text:style-name="P3">Slide <text:span text:style-name="T4">2</text:span></text:p>
      <text:p text:style-name="P3">In this project, we used a dataset includes the images of 293 beetles in France. For each beetle, we have captured 5 images corresponding to 5 parts of beetles: left, right mandible, head, body and pronotum.</text:p>
      <text:p text:style-name="P3">All the images are taken under <text:span text:style-name="T3">the </text:span>same camera with the same conditions.</text:p>
      <text:p text:style-name="P3">In the context of this study, we focus on pronotum images</text:p>
      <text:p text:style-name="P3"/>
      <text:p text:style-name="P4">Slide <text:span text:style-name="T5">3</text:span></text:p>
      <text:p text:style-name="P5">3-1</text:p>
      <text:p text:style-name="P4">In the previous study, we have estimated the landmarks on left and right mandible. In this case, the mandibles are easy to segment and most of landmarks are stayed on the shape of mandibles. </text:p>
      <text:p text:style-name="P5">3-2</text:p>
      <text:p text:style-name="P4">In the case of pronotum is different. We have both the landmarks on the shape and inside the object. Additional, the segmentation is very noises, it really difficult to apply the same method than mandible.</text:p>
      <text:p text:style-name="P5">3-3</text:p>
      <text:p text:style-name="P4">So, <text:span text:style-name="T5">the question is</text:span> <text:span text:style-name="T5">h</text:span>ow to predict the landmarks on pronotum images?</text:p>
      <text:p text:style-name="P5">In this presentation, I will present to you the method that we use to solve this question.</text:p>
      <text:p text:style-name="P5"/>
      <text:p text:style-name="P5">Slide 4</text:p>
      <text:p text:style-name="P6">In this presentatio, firstly I will present a short summary about deep learning and convolutional neural network.</text:p>
      <text:p text:style-name="P6">Then, I will talk about our network which we have used to predict the landmarks on pronotum images. In this part, I will also talk about the process to augment our data and the experiments.</text:p>
      <text:p text:style-name="P7">At the end, we would like to show the result that we have obtained.</text:p>
      <text:p text:style-name="P7"/>
      <text:p text:style-name="P8">Slide 5</text:p>
      <text:p text:style-name="P10">5-1</text:p>
      <text:p text:style-name="P9">As we known, deep learning is a class of machine learning. It use a cascade of multi layers to extract and transform the features. The output of a layer may be used as input of the next layer. <text:span text:style-name="T6">Like other machine learning methods, deep learning can also learn in supervised or unsupervised mode.</text:span></text:p>
      <text:p text:style-name="P11">5-2</text:p>
      <text:p text:style-name="P11">From the beginning until now, deep learning have applied in many tasks in different subjects, such as computer vision, speech recognition, or language translation,…</text:p>
      <text:p text:style-name="P11"/>
      <text:p text:style-name="P12">Slide 6</text:p>
      <text:p text:style-name="P13">A CNN usually contains an input, an output and multiple hidden layers between input and output. The computing in CNN is mostly affect in 3 dimensions: width, height and depth.</text:p>
      <text:p text:style-name="P13">Some commonly layers that used as hidden layers in CNN are <text:s/>CONV, POOLING, DROPOUT, …</text:p>
      <text:p text:style-name="P14"><text:soft-page-break/>Slide 7</text:p>
      <text:p text:style-name="P16">7-1</text:p>
      <text:p text:style-name="P15">Based on the knowledge about deep learning and CNN, we proposed an architecture to predict the landmarks <text:span text:style-name="T7">that</text:span> includes some elementary block. Each elementary block includes a CONV layer, a max POOL layer and a DROPOUT layer.</text:p>
      <text:p text:style-name="P18">7-2</text:p>
      <text:p text:style-name="P17">Our model includes 3 elementary blocks, followed by 3 full-connected layers and a dropout layers. The <text:s/>output of the last FC layer is 16 corresponding to the coordinates of 8 landmarks on pronotum.</text:p>
      <text:p text:style-name="P17"/>
      <text:p text:style-name="P20">That is the architecture of our network.</text:p>
      <text:p text:style-name="P21">Slide 8</text:p>
      <text:p text:style-name="P23">8-1</text:p>
      <text:p text:style-name="P22">Because the computation of features is independent with translation and rotation. </text:p>
      <text:p text:style-name="P22">Additional, our network works on one-channel images. </text:p>
      <text:p text:style-name="P23">8-2</text:p>
      <text:p text:style-name="P22">So, we use 2 strategies to augment the data. <text:span text:style-name="T8">In the first strategy, we have added a constant for each channels of the images.</text:span></text:p>
      <text:p text:style-name="P23">8-3</text:p>
      <text:p text:style-name="P23">In the second strategy, we have splitted the channels of the images. </text:p>
      <text:p text:style-name="P23">8-4</text:p>
      <text:p text:style-name="P23">From a original image, we have six augmentation version. In total, we have 2,051 images.</text:p>
      <text:p text:style-name="P23"/>
      <text:p text:style-name="P24">Slide 9</text:p>
      <text:p text:style-name="P25">The model have been trained with 1820 images in 5000 epochs. During training, the momentum and learning rate have been adjusted to adapt with the number of epochs.</text:p>
      <text:p text:style-name="P25">The image shows the losses during training, the blue curve presents for the training loss and green curves is validation loss.</text:p>
      <text:p text:style-name="P25"/>
      <text:p text:style-name="P26">Slide 10</text:p>
      <text:p text:style-name="P27">To evaluate the quality of predicted landmarks, we run the test on remaining images. Then, we calculate the distance between predicted and corresponding manual landmarks.</text:p>
      <text:p text:style-name="P27">Images show the predicted landmarks on the images. In case a, we present the result on a good prediction, while image b is a not good result.</text:p>
      <text:p text:style-name="P27"/>
      <text:p text:style-name="P28">Slide 11</text:p>
      <text:p text:style-name="P28">11 -1</text:p>
      <text:p text:style-name="P28">Besides the distances between landmarks, we also considers the quality of predicted landmarks on some quality metrics such as coefficient of determination, explained variance or pearson correlation.</text:p>
      <text:p text:style-name="P28">The metrics of x and y coordinates are very high quality.</text:p>
      <text:p text:style-name="P28">11-2</text:p>
      <text:p text:style-name="P31">Table… shows the distances per landmark. <text:span text:style-name="T9">W</text:span>e consider the distance between the landmarks. <text:span text:style-name="T10">In image processing, the minimum distance is 4 pixels. </text:span>The result <text:span text:style-name="T10">is still high and</text:span> not precise.</text:p>
      <text:p text:style-name="P32">So, we turn the study to another strategy: transfer learning</text:p>
      <text:p text:style-name="P30"/>
      <text:p text:style-name="P29">Slide 12</text:p>
      <text:p text:style-name="P33">Transfer learning is a research problem in machine learning that re-uses a model that developed for a specific task/dataset to another task with another dataset.</text:p>
      <text:p text:style-name="P33">In which, fine-tuning is known as a scenario of transfer learning. That is technique that we retrains a pretrained model on a new dataset.</text:p>
      <text:p text:style-name="P34"><text:soft-page-break/>For example, in Caffe library, they have shared many pretrained models for the researchers.</text:p>
      <text:p text:style-name="P34"/>
      <text:p text:style-name="P35">Slide 13</text:p>
      <text:p text:style-name="P35">13 - 1</text:p>
      <text:p text:style-name="P35">Come back again with our problem, we have tried some pretrained model on our data, such as VGG-S, ResNet50. However, the results are not precised on our data.</text:p>
      <text:p text:style-name="P35">So, we have decided to train our model on a combined data from 3 parts of beetle: head, body and protum. Then, we will fine-tune the pretrained model on pronotum images.</text:p>
      <text:p text:style-name="P35">13 – 2</text:p>
      <text:p text:style-name="P36">By applying the same method to augment the data, we have use 5460 images for training. </text:p>
      <text:p text:style-name="P36">However, the number of landmarks are different on each part, for examples: we have 10 landmarks on head parts, 11 landmarks on body part and 8 landmarks on pronotum part.</text:p>
      <text:p text:style-name="P36">13-3 </text:p>
      <text:p text:style-name="P36">For biologists, the landmarks have a specific meaning. We cannot arbiritary add the landmarks. So, we have decided to remove some landmarks on body and head parts. Specifically, we have remove the landmark 5<text:span text:style-name="T12">th</text:span><text:span text:style-name="T14"> </text:span>and 6<text:span text:style-name="T11">th</text:span> on head part, and the landmark 1<text:span text:style-name="T11">st</text:span>, 6<text:span text:style-name="T11">th</text:span> and 9<text:span text:style-name="T11">th</text:span> on body part.</text:p>
      <text:p text:style-name="P36"/>
      <text:p text:style-name="P37">Slide 14</text:p>
      <text:p text:style-name="P38">14-1</text:p>
      <text:p text:style-name="P37">By doing the same evaluation way, we have calculated the average distance between the landmarks. The results show that <text:span text:style-name="T15">the</text:span> quality of <text:span text:style-name="T15">predicted </text:span>landmarks have been improved significantly.</text:p>
      <text:p text:style-name="P38">14-2</text:p>
      <text:p text:style-name="P39">The table in this slide show the average distance and standard deviation of two studying processes.</text:p>
      <text:p text:style-name="P39">We can clearly see that the result have been improved.</text:p>
      <text:p text:style-name="P39"/>
      <text:p text:style-name="P39">Slide 15</text:p>
      <text:p text:style-name="P39">In this slide, I show you two distribution examples of distances on landmarks 1<text:span text:style-name="T11">st</text:span> and landmark 6<text:span text:style-name="T11">th</text:span></text:p>
      <text:p text:style-name="P40">The results of fine-tuning are very precised.</text:p>
      <text:p text:style-name="P40"/>
      <text:p text:style-name="P40">Slide 16</text:p>
      <text:p text:style-name="P41">In this study, we have proposed a CNN to predict the landmarks on pronotum images.</text:p>
      <text:p text:style-name="P41">We have also proposed a new method to augment the dataset.</text:p>
      <text:p text:style-name="P41">For experiments, we have applied two techniques to evaluate the model: training from scratch and fine-tuning.</text:p>
      <text:p text:style-name="P41">The predicted landmarks lead to satifying results without a segmentation step. And It allows to repace the manual landmarks.</text:p>
      <text:p text:style-name="P41"/>
      <text:p text:style-name="P42">In the future, we will continue to improve the quality of predicted landmarks.</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4T16:07:57.219253143</meta:creation-date>
    <meta:generator>LibreOffice/5.1.6.2$Linux_X86_64 LibreOffice_project/10m0$Build-2</meta:generator>
    <dc:date>2018-05-05T11:44:45.502803525</dc:date>
    <meta:editing-duration>PT2H40M3S</meta:editing-duration>
    <meta:editing-cycles>47</meta:editing-cycles>
    <meta:document-statistic meta:table-count="0" meta:image-count="0" meta:object-count="0" meta:page-count="3" meta:paragraph-count="89" meta:word-count="1214" meta:character-count="7076" meta:non-whitespace-character-count="5942"/>
  </office:meta>
</office:document-meta>
</file>